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e163a" officeooo:paragraph-rsid="000e163a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0e163a" officeooo:paragraph-rsid="000e163a" style:font-weight-asian="normal" style:font-weight-complex="normal"/>
    </style:style>
    <style:style style:name="P5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2pt" style:text-underline-style="none" fo:font-weight="normal" officeooo:rsid="000e163a" officeooo:paragraph-rsid="000e163a" style:font-weight-asian="normal" style:font-weight-complex="normal"/>
    </style:style>
    <style:style style:name="P6" style:family="paragraph" style:parent-style-name="Text_20_body" style:list-style-name="L1">
      <style:text-properties officeooo:rsid="000e163a" officeooo:paragraph-rsid="000e163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naire for safety inspection of a petrolium</text:p>
      <text:p text:style-name="P4"/>
      <text:list xml:id="list2008425985" text:style-name="L1">
        <text:list-item>
          <text:p text:style-name="P5">What is the purpose of the safety inspection of the petroleum facility?</text:p>
        </text:list-item>
        <text:list-item>
          <text:p text:style-name="P3">How often are safety inspections conducted at the facility?</text:p>
        </text:list-item>
        <text:list-item>
          <text:p text:style-name="P3">Who is responsible for conducting the safety inspection?</text:p>
        </text:list-item>
        <text:list-item>
          <text:p text:style-name="P3">What is the process for conducting the safety inspection?</text:p>
        </text:list-item>
        <text:list-item>
          <text:p text:style-name="P3">What are the key safety hazards associated with the facility?</text:p>
        </text:list-item>
        <text:list-item>
          <text:p text:style-name="P3">What safety measures are in place to prevent or mitigate potential hazards?</text:p>
        </text:list-item>
        <text:list-item>
          <text:p text:style-name="P3">Are there any areas of the facility that are considered high-risk, and if so, how are they managed?</text:p>
        </text:list-item>
        <text:list-item>
          <text:p text:style-name="P3">What is the emergency response plan in case of an accident or incident at the facility?</text:p>
        </text:list-item>
        <text:list-item>
          <text:p text:style-name="P3">How are the personnel involved in the safety inspection trained and qualified?</text:p>
        </text:list-item>
        <text:list-item>
          <text:p text:style-name="P3">What are the relevant safety standards and regulations that are considered during the safety inspection?</text:p>
        </text:list-item>
        <text:list-item>
          <text:p text:style-name="P3">How is the safety inspection team composed, and what are the roles and responsibilities of each team member?</text:p>
        </text:list-item>
        <text:list-item>
          <text:p text:style-name="P3">How is the safety inspection schedule planned and prioritized?</text:p>
        </text:list-item>
        <text:list-item>
          <text:p text:style-name="P3">What are the procedures for addressing any safety concerns identified during the inspection?</text:p>
        </text:list-item>
        <text:list-item>
          <text:p text:style-name="P3">How are the safety inspection findings documented and communicated to the relevant stakeholders?</text:p>
        </text:list-item>
        <text:list-item>
          <text:p text:style-name="P3">What is the process for tracking and addressing any identified safety hazards or risks?</text:p>
        </text:list-item>
        <text:list-item>
          <text:p text:style-name="P3">How are the safety inspection findings used to improve the safety culture and performance of the organization?</text:p>
        </text:list-item>
        <text:list-item>
          <text:p text:style-name="P3">How are the safety inspection results shared with regulatory authorities and other external stakeholders?</text:p>
        </text:list-item>
        <text:list-item>
          <text:p text:style-name="P3">What measures are in place to ensure the confidentiality and security of the safety inspection data and information?</text:p>
        </text:list-item>
        <text:list-item>
          <text:p text:style-name="P3">How are the safety inspection results used to evaluate the effectiveness of the organization's safety management system?</text:p>
        </text:list-item>
        <text:list-item>
          <text:p text:style-name="P3">How are the safety inspection findings integrated into the organization's risk management process?</text:p>
        </text:list-item>
        <text:list-item>
          <text:p text:style-name="P3">What are the procedures for managing and resolving conflicts or disputes that may arise during the safety inspection?</text:p>
        </text:list-item>
        <text:list-item>
          <text:p text:style-name="P3">How are the safety inspection results used to evaluate the performance of contractors and suppliers?</text:p>
        </text:list-item>
        <text:list-item>
          <text:p text:style-name="P3">Are there any additional safety measures that could be implemented to improve the safety of the facility?</text:p>
        </text:list-item>
        <text:list-item>
          <text:p text:style-name="P3">What are the procedures for follow-up safety inspections and audits to ensure ongoing compliance with safety standards and regulations?</text:p>
        </text:list-item>
        <text:list-item>
          <text:p text:style-name="P2">How are the safety inspection findings used to prioritize safety improvement projects at the facility?</text:p>
          <text:p text:style-name="P6">================================================================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21:51:45.525089045</meta:creation-date>
    <dc:date>2023-03-07T21:54:44.922671126</dc:date>
    <meta:editing-duration>PT3M</meta:editing-duration>
    <meta:editing-cycles>1</meta:editing-cycles>
    <meta:document-statistic meta:table-count="0" meta:image-count="0" meta:object-count="0" meta:page-count="1" meta:paragraph-count="27" meta:word-count="384" meta:character-count="2480" meta:non-whitespace-character-count="2148"/>
    <meta:generator>LibreOffice/7.3.7.2$Linux_X86_64 LibreOffice_project/30$Build-2</meta:generator>
  </office:meta>
</office:document-meta>
</file>